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<text:s/>R=114,6мм</text:p>
          </table:table-cell>
          <table:table-cell table:number-columns-repeated="2"/>
          <table:table-cell office:value-type="string" calcext:value-type="string">
            <text:p>пусто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r=30,5мм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7.84" calcext:value-type="float">
            <text:p>87.84</text:p>
          </table:table-cell>
          <table:table-cell/>
        </table:table-row>
        <table:table-row table:style-name="ro1">
          <table:table-cell office:value-type="string" calcext:value-type="string">
            <text:p>z_0=2170мм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8.01" calcext:value-type="float">
            <text:p>88.01</text:p>
          </table:table-cell>
          <table:table-cell/>
        </table:table-row>
        <table:table-row table:style-name="ro1">
          <table:table-cell office:value-type="string" calcext:value-type="string">
            <text:p>M=934.7г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8.01" calcext:value-type="float">
            <text:p>88.01</text:p>
          </table:table-cell>
          <table:table-cell/>
        </table:table-row>
        <table:table-row table:style-name="ro1">
          <table:table-cell office:value-type="string" calcext:value-type="string">
            <text:p>k=4e-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адиус диска=124.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дис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4.02" calcext:value-type="float">
            <text:p>74.02</text:p>
          </table:table-cell>
          <table:table-cell/>
        </table:table-row>
        <table:table-row table:style-name="ro1">
          <table:table-cell office:value-type="string" calcext:value-type="string">
            <text:p>радиус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4.21" calcext:value-type="float">
            <text:p>74.21</text:p>
          </table:table-cell>
          <table:table-cell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float" office:value="881.7" calcext:value-type="float">
            <text:p>881.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3.97" calcext:value-type="float">
            <text:p>73.97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4.28" calcext:value-type="float">
            <text:p>74.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4.14" calcext:value-type="float">
            <text:p>74.1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кольцо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радиус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6.86" calcext:value-type="float">
            <text:p>86.86</text:p>
          </table:table-cell>
          <table:table-cell/>
        </table:table-row>
        <table:table-row table:style-name="ro1">
          <table:table-cell office:value-type="string" calcext:value-type="string">
            <text:p><text:s/>толщина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3.44" calcext:value-type="float">
            <text:p>83.44</text:p>
          </table:table-cell>
          <table:table-cell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float" office:value="772.1" calcext:value-type="float">
            <text:p>772.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3.66" calcext:value-type="float">
            <text:p>83.66</text:p>
          </table:table-cell>
          <table:table-cell/>
        </table:table-row>
        <table:table-row table:style-name="ro1">
          <table:table-cell office:value-type="string" calcext:value-type="string">
            <text:p><text:s/>пимпка радиус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3.63" calcext:value-type="float">
            <text:p>83.6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3.58" calcext:value-type="float">
            <text:p>83.5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вместе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5.29" calcext:value-type="float">
            <text:p>75.29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.05" calcext:value-type="float">
            <text:p>80.05</text:p>
          </table:table-cell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75.2" calcext:value-type="float">
            <text:p>75.2</text:p>
          </table:table-cell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81.33" calcext:value-type="float">
            <text:p>81.33</text:p>
          </table:table-cell>
          <table:table-cell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5.31" calcext:value-type="float">
            <text:p>75.3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половина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string" calcext:value-type="string">
            <text:p><text:s/>2 половина 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62.22" calcext:value-type="float">
            <text:p>62.22</text:p>
          </table:table-cell>
        </table:table-row>
        <table:table-row table:style-name="ro1">
          <table:table-cell office:value-type="string" calcext:value-type="string">
            <text:p>радиус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2.54" calcext:value-type="float">
            <text:p>62.54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63.14" calcext:value-type="float">
            <text:p>63.1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3.94" calcext:value-type="float">
            <text:p>63.94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64.91" calcext:value-type="float">
            <text:p>64.91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6.03" calcext:value-type="float">
            <text:p>66.03</text:p>
          </table:table-cell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20" calcext:value-type="float">
            <text:p>20</text:p>
          </table:table-cell>
          <table:table-cell office:value-type="float" office:value="67.32" calcext:value-type="float">
            <text:p>67.32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9.08" calcext:value-type="float">
            <text:p>69.08</text:p>
          </table:table-cell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70.8" calcext:value-type="float">
            <text:p>70.8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73.03" calcext:value-type="float">
            <text:p>73.03</text:p>
          </table:table-cell>
        </table:table-row>
        <table:table-row table:style-name="ro1">
          <table:table-cell table:number-columns-repeated="4"/>
          <table:table-cell office:value-type="float" office:value="5.5" calcext:value-type="float">
            <text:p>5.5</text:p>
          </table:table-cell>
          <table:table-cell office:value-type="float" office:value="20" calcext:value-type="float">
            <text:p>20</text:p>
          </table:table-cell>
          <table:table-cell office:value-type="float" office:value="74.78" calcext:value-type="float">
            <text:p>74.78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</table:table-row>
        <table:table-row table:style-name="ro1">
          <table:table-cell table:number-columns-repeated="4"/>
          <table:table-cell office:value-type="float" office:value="6.5" calcext:value-type="float">
            <text:p>6.5</text:p>
          </table:table-cell>
          <table:table-cell office:value-type="float" office:value="20" calcext:value-type="float">
            <text:p>20</text:p>
          </table:table-cell>
          <table:table-cell office:value-type="float" office:value="79.47" calcext:value-type="float">
            <text:p>79.47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1.57" calcext:value-type="float">
            <text:p>81.57</text:p>
          </table:table-cell>
        </table:table-row>
        <table:table-row table:style-name="ro1">
          <table:table-cell table:number-columns-repeated="4"/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85.99" calcext:value-type="float">
            <text:p>85.99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7.06" calcext:value-type="float">
            <text:p>87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3T14:01:04.583964705</meta:creation-date>
    <dc:date>2025-12-03T15:57:17.101152123</dc:date>
    <meta:editing-duration>PT1M42S</meta:editing-duration>
    <meta:editing-cycles>1</meta:editing-cycles>
    <meta:document-statistic meta:table-count="1" meta:cell-count="138" meta:object-count="0"/>
    <meta:generator>LibreOffice/25.8.2.2$Linux_X86_64 LibreOffice_project/580$Build-2</meta:generator>
  </office:meta>
</office:document-meta>
</file>